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333399"/>
    </style:style>
    <style:style style:name="P2" style:family="paragraph" style:parent-style-name="Standard" style:master-page-name="Standard">
      <style:paragraph-properties style:page-number="auto"/>
      <style:text-properties fo:color="#3333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риказ Минтранса РФ от 30 января 2004 г. N 10</text:p>
      <text:p text:style-name="P1">"Об утверждении Положения об особенностях режима рабочего времени и времени отдыха работников, осуществляющих управление воздушным движением гражданской авиации Российской Федерации"</text:p>
      <text:p text:style-name="Standard"/>
      <text:p text:style-name="Standard">В соответствии с Федеральным законом от 30 декабря 2001 г. N 197-ФЗ "Трудовой кодекс Российской Федерации" (Собрание законодательства Российской Федерации, 2002, N 1 (ч.I), ст.3) приказываю:</text:p>
      <text:p text:style-name="Standard">1. Утвердить Положение об особенностях режима рабочего времени и времени отдыха работников, осуществляющих управление воздушным движением гражданской авиации Российской Федерации согласно приложению.</text:p>
      <text:p text:style-name="Standard">2. Первому заместителю Министра транспорта А.В. Нерадько довести настоящий приказ до сведения заинтересованных организаций гражданской авиации.</text:p>
      <text:p text:style-name="Standard"/>
      <text:p text:style-name="Standard">Министр С.Франк</text:p>
      <text:p text:style-name="Standard"/>
      <text:p text:style-name="Standard">Зарегистрировано в Минюсте РФ 25 февраля 2004 г.</text:p>
      <text:p text:style-name="Standard">Регистрационный N 5580</text:p>
      <text:p text:style-name="Standard"/>
      <text:p text:style-name="Standard">Приложение</text:p>
      <text:p text:style-name="Standard">к приказу Минтранса РФ</text:p>
      <text:p text:style-name="Standard">от 30 января 2004 г. N 10</text:p>
      <text:p text:style-name="Standard"/>
      <text:p text:style-name="P1">Положение об особенностях режима рабочего времени и времени отдыха работников, осуществляющих управление воздушным движением гражданской авиации Российской Федерации</text:p>
      <text:p text:style-name="Standard"/>
      <text:p text:style-name="Standard"/>
      <text:p text:style-name="Standard">I. Общие положения</text:p>
      <text:p text:style-name="Standard"/>
      <text:p text:style-name="Standard">1. Положение об особенностях режима рабочего времени и времени отдыха работников, осуществляющих управление воздушным движением гражданской авиации Российской Федерации (далее - Положение), разработано в соответствии со статьей 329 Федерального закона от 30 декабря 2001 г. N 197-ФЗ "Трудовой кодекс Российской Федерации" (далее - Трудовой кодекс).</text:p>
      <text:p text:style-name="Standard">2. Настоящее Положение устанавливает с учетом трудового законодательства Российской Федерации особенности режима рабочего времени и времени отдыха работников, осуществляющих управление воздушным движением и занимающих должности руководителя полетов, диспетчера - инструктора службы движения (включая старшего), диспетчера службы движения, осуществляющего непосредственное управление движением воздушных судов (включая старшего) (далее - диспетчер УВД), заключивших трудовой договор с работодателем.</text:p>
      <text:p text:style-name="Standard"/>
      <text:p text:style-name="Standard">II. Рабочее время</text:p>
      <text:p text:style-name="Standard"/>
      <text:p text:style-name="Standard">3. В состав рабочего времени диспетчера включается:</text:p>
      <text:p text:style-name="Standard">время на выполнение технологических обязанностей, включая время приема-передачи дежурства;</text:p>
      <text:p text:style-name="Standard">время на профессиональную и (или) техническую учебу - не более 8 часов в месяц;</text:p>
      <text:p text:style-name="Standard">время на инструктажи, разборы - не более 1 часа в смену;</text:p>
      <text:p text:style-name="Standard">время предсменных медицинских осмотров - до 5 минут в смену на одного человека;</text:p>
      <text:p text:style-name="Standard">время тренажерной подготовки и проверки теоретических знаний по нормам, утверждаемым в установленном порядке;</text:p>
      <text:p text:style-name="Standard">время специальных перерывов для отдыха;</text:p>
      <text:p text:style-name="Standard">время подготовки руководителей полетов или старших диспетчеров смен к инструктажу - не более 30 минут в смену.</text:p>
      <text:p text:style-name="Standard">4. В дни прохождения медицинского освидетельствования диспетчер УВД освобождается от работы в соответствии с порядком, установленным Федеральными авиационными правилами "Медицинское освидетельствование летного, диспетчерского состава, бортпроводников, курсантов и кандидатов, поступающих в учебные заведения гражданской авиации", утвержденными приказом Минтранса России от 22 апреля 2002 г. N 50 (зарегистрирован Минюстом России 7 мая 2002 г., регистрационный N 3417).</text:p>
      <text:p text:style-name="Standard"><text:soft-page-break/>5. Нормальная продолжительность рабочего времени диспетчера УВД не может превышать 36 часов в неделю, то есть продолжительность ежедневной работы (смены) составляет 7,2 часа с понедельника по пятницу включительно с двумя выходными днями в субботу и воскресенье.</text:p>
      <text:p text:style-name="Standard">6. В тех случаях, когда длительность производственного процесса превышает максимально допустимую продолжительность ежедневной работы (пункт 7 настоящего Положения), для диспетчера УВД вводится сменная работа. При сменной работе диспетчер УВД должен производить работу в течение установленной продолжительности рабочего времени в соответствии с графиком сменности.</text:p>
      <text:p text:style-name="Standard">Работа в течение двух смен подряд запрещается (статья 103 Трудового кодекса).</text:p>
      <text:p text:style-name="Standard">Графики сменности составляются работодателем с учетом мнения представительного органа работников и доводятся до сведения диспетчеров УВД не позднее чем за один месяц до введения их в действие.</text:p>
      <text:p text:style-name="Standard">7. В тех случаях, когда по условиям производства (работы) не может быть соблюдена установленная ежедневная или еженедельная продолжительность рабочего времени (пункт 5 настоящего Положения), для диспетчера УВД применяется суммированный учет рабочего времени.</text:p>
      <text:p text:style-name="Standard">При суммированном учете рабочего времени максимально допустимая продолжительность ежедневной работы не может превышать в дневное время - 9 часов, в ночное время - 12 часов.</text:p>
      <text:p text:style-name="Standard">Учетный период рабочего времени составляет не менее 1 квартала и не более 1 года. Продолжительность рабочего времени за учетный период не должна превышать нормального числа рабочих часов.</text:p>
      <text:p text:style-name="Standard">Порядок ведения суммированного учета рабочего времени и конкретная продолжительность учетного периода устанавливаются правилами внутреннего трудового распорядка организации.</text:p>
      <text:p text:style-name="Standard"/>
      <text:p text:style-name="Standard">III. Время отдыха</text:p>
      <text:p text:style-name="Standard"/>
      <text:p text:style-name="Standard">8. Диспетчер УВД в соответствии с законодательством Российской Федерации имеет право на следующие виды отдыха:</text:p>
      <text:p text:style-name="Standard">- ежедневный (междусменный) отдых;</text:p>
      <text:p text:style-name="Standard">- перерывы в течение рабочего дня (смены);</text:p>
      <text:p text:style-name="Standard">- выходные дни (еженедельный непрерывный отдых);</text:p>
      <text:p text:style-name="Standard">- нерабочие праздничные дни;</text:p>
      <text:p text:style-name="Standard">- ежегодный основной оплачиваемый отпуск и ежегодные дополнительные оплачиваемые отпуска.</text:p>
      <text:p text:style-name="Standard">9. В соответствии со статьей 108 Трудового кодекса в течение рабочего дня (смены) диспетчеру УВД должен быть предоставлен перерыв для отдыха и питания продолжительностью не более 2 часов и не менее 30 минут.</text:p>
      <text:p text:style-name="Standard">При работе в ночную смену диспетчеру УВД должен быть предоставлен дополнительный перерыв продолжительностью один час с правом сна в специально оборудованном помещении.</text:p>
      <text:p text:style-name="Standard">Указанные перерывы в рабочее время не включаются. Время предоставления перерывов и их конкретная продолжительность устанавливаются правилами внутреннего трудового распорядка организации.</text:p>
      <text:p text:style-name="Standard">10. В тех случаях, когда по условиям работы предоставление перерыва для отдыха и питания невозможно, работодатель обязан обеспечить диспетчеру УВД возможность отдыха и приема пищи в рабочее время. Перечень таких работ и места для отдыха и приема пищи устанавливаются правилами внутреннего трудового распорядка организации.</text:p>
      <text:p text:style-name="Standard">11. Диспетчеру, осуществляющему непосредственное управление воздушным движением за диспетчерским пультом, оборудованным видеодисплейным терминалом, после двух часов непрерывной работы предоставляется специальный перерыв продолжительностью не менее 20 минут. Кроме того, при интенсивности воздушного движения более допустимой, определяемой в установленном порядке, диспетчеру УВД после каждого часа работы предоставляется дополнительный специальный перерыв продолжительностью 10 минут. В том случае, когда время предоставления специального перерыва совпадает со временем предоставления перерыва для отдыха и питания, специальный перерыв не предоставляется.</text:p>
      <text:p text:style-name="Standard">12. Продолжительность ежедневного (междусменного) отдыха диспетчера УВД не может быть менее двойной продолжительности времени работы в предшествующий отдыху рабочий день (смену). В отдельных случаях продолжительность ежедневного (междусменного) отдыха может быть уменьшена до продолжительности предшествующей рабочей смены с соответствующим увеличением времени отдыха в течение текущего месячного периода.</text:p>
      <text:p text:style-name="Standard"><text:soft-page-break/>По желанию работника ему может быть предоставлено место отдыха в специально оборудованном помещении (комнате отдыха с наличием постельных принадлежностей).</text:p>
      <text:p text:style-name="Standard">13. Выходные дни (еженедельный непрерывный отдых) предоставляются диспетчеру УВД в различные дни недели в соответствии с графиками сменности.</text:p>
      <text:p text:style-name="Standard">Продолжительность еженедельного непрерывного отдыха не может быть менее 42 часов (статья 110 Трудового кодекса).</text:p>
      <text:p text:style-name="Standard">14. В случаях, предусмотренных статьей 113 Трудового кодекса, диспетчер УВД может быть привлечен к работе в выходные дни с его письменного согласия. В других случаях привлечение к работе в эти дни допускается с письменного согласия работника и с учетом мнения представительного органа работников.</text:p>
      <text:p text:style-name="Standard">Привлечение диспетчера УВД к работе в выходной день производится по письменному распоряжению работодателя с предоставлением другого дня отдыха.</text:p>
      <text:p text:style-name="Standard"/>
      <text:p text:style-name="Standard">_____________________________</text:p>
      <text:p text:style-name="Standard">* Собрание законодательства Российской Федерации, 2002, N 1 (ч.I), ст.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902in" fo:margin-bottom="0.3902in" fo:margin-left="0.3799in" fo:margin-right="0.3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иказ Минтранса РФ от 30 января 2004 г</dc:title>
    <meta:initial-creator>Спектр</meta:initial-creator>
    <meta:creation-date>2010-03-15T03:41:00</meta:creation-date>
    <dc:date>2012-08-03T01:14:06</dc:date>
    <meta:editing-cycles>1</meta:editing-cycles>
    <meta:editing-duration>PT3M</meta:editing-duration>
    <meta:generator>LibreOffice/3.5$Linux_X86_64 LibreOffice_project/350m1$Build-2</meta:generator>
    <meta:document-statistic meta:table-count="0" meta:image-count="0" meta:object-count="0" meta:page-count="3" meta:paragraph-count="53" meta:word-count="1013" meta:character-count="7969" meta:non-whitespace-character-count="7009"/>
    <meta:user-defined meta:name="Info 1"/>
    <meta:user-defined meta:name="Info 2"/>
    <meta:user-defined meta:name="Info 3"/>
    <meta:user-defined meta:name="Info 4"/>
  </office:meta>
</office:document-meta>
</file>